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c5f9" officeooo:paragraph-rsid="0016c5f9"/>
    </style:style>
    <style:style style:name="P2" style:family="paragraph" style:parent-style-name="Standard">
      <style:text-properties officeooo:rsid="0017ac03" officeooo:paragraph-rsid="0017ac03"/>
    </style:style>
    <style:style style:name="P3" style:family="paragraph" style:parent-style-name="Standard">
      <style:text-properties officeooo:rsid="001999ab" officeooo:paragraph-rsid="001999ab"/>
    </style:style>
    <style:style style:name="P4" style:family="paragraph" style:parent-style-name="Standard">
      <style:text-properties fo:font-weight="bold" officeooo:rsid="001999ab" officeooo:paragraph-rsid="001999ab" style:font-weight-asian="bold" style:font-weight-complex="bold"/>
    </style:style>
    <style:style style:name="P5" style:family="paragraph" style:parent-style-name="Standard">
      <style:text-properties fo:font-weight="bold" officeooo:rsid="001bd7cd" officeooo:paragraph-rsid="001bd7cd" style:font-weight-asian="bold" style:font-weight-complex="bold"/>
    </style:style>
    <style:style style:name="P6" style:family="paragraph" style:parent-style-name="Standard">
      <style:text-properties fo:font-weight="bold" officeooo:rsid="001c51c6" officeooo:paragraph-rsid="001c51c6" style:font-weight-asian="bold" style:font-weight-complex="bold"/>
    </style:style>
    <style:style style:name="P7" style:family="paragraph" style:parent-style-name="Standard">
      <style:text-properties officeooo:rsid="001bd7cd" officeooo:paragraph-rsid="001bd7cd"/>
    </style:style>
    <style:style style:name="P8" style:family="paragraph" style:parent-style-name="Standard">
      <style:text-properties fo:font-weight="normal" officeooo:rsid="001c51c6" officeooo:paragraph-rsid="001c51c6" style:font-weight-asian="normal" style:font-weight-complex="normal"/>
    </style:style>
    <style:style style:name="P9" style:family="paragraph" style:parent-style-name="Standard">
      <style:text-properties fo:font-weight="normal" officeooo:rsid="001cd104" officeooo:paragraph-rsid="001cd104" style:font-weight-asian="normal" style:font-weight-complex="normal"/>
    </style:style>
    <style:style style:name="P10" style:family="paragraph" style:parent-style-name="Standard">
      <style:text-properties fo:font-weight="normal" officeooo:rsid="001e1392" officeooo:paragraph-rsid="001e1392" style:font-weight-asian="normal" style:font-weight-complex="normal"/>
    </style:style>
    <style:style style:name="P11" style:family="paragraph" style:parent-style-name="Standard">
      <style:text-properties fo:font-weight="normal" officeooo:rsid="0020104a" officeooo:paragraph-rsid="0020104a" style:font-weight-asian="normal" style:font-weight-complex="normal"/>
    </style:style>
    <style:style style:name="P12" style:family="paragraph" style:parent-style-name="Standard">
      <style:text-properties fo:font-weight="normal" officeooo:rsid="0020e229" officeooo:paragraph-rsid="0020e229"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ar express <text:s/>= require('express');</text:span> // Express is a library for NodeJS which handles for us a lot of routing and a lot of details of a web application.</text:p>
      <text:p text:style-name="P1"/>
      <text:p text:style-name="P2"><text:span text:style-name="T1">var app <text:s text:c="11"/>= express();</text:span> // We create an instance of our app;</text:p>
      <text:p text:style-name="P2"/>
      <text:p text:style-name="P2"><text:span text:style-name="T1">var MongoClient <text:s text:c="3"/>= require('mongodb').MongoClient;</text:span> //This is the MongoDB Driver for NodeJS. It is a (JavaScript) library(module) that will handle the (BSON) protocol . We will use this driver's API to actually connect to MongoDB. This driver will do the communication with the database, the opening sockets, reading documents, detecting the errors, it will handle a lot of the things behind the scene so that we don't have to deal with them in our application code.</text:p>
      <text:p text:style-name="P2">//** MongoClient - From the module 'mongodb' we get the MongoClient object. This object is our interface into the 'mongodb' driver library. Through this MongoClient object we will access the API methods to the driver wich will then handle whatever operation we requested.</text:p>
      <text:p text:style-name="P2"/>
      <text:p text:style-name="P2"/>
      <text:p text:style-name="P3">//Variables (in seconds) for caching static resources;</text:p>
      <text:p text:style-name="P4">var oneDay = 86400000;</text:p>
      <text:p text:style-name="P4">var sevenDay = 604800000;</text:p>
      <text:p text:style-name="P3"/>
      <text:p text:style-name="P3"/>
      <text:p text:style-name="P3"><text:span text:style-name="T1">var port = process.env.PORT || 8083;</text:span> // We set the port on which our application will run.</text:p>
      <text:p text:style-name="P3"/>
      <text:p text:style-name="P3"/>
      <text:p text:style-name="P7">/* get all data/stuff of the body (POST) parameters*/</text:p>
      <text:p text:style-name="P7">// parse application/json ;</text:p>
      <text:p text:style-name="P5">app.use(bodyParser.json());</text:p>
      <text:p text:style-name="P5"/>
      <text:p text:style-name="P5"/>
      <text:p text:style-name="P8">// compress all requests</text:p>
      <text:p text:style-name="P6">app.use(compression());</text:p>
      <text:p text:style-name="P6"/>
      <text:p text:style-name="P6"/>
      <text:p text:style-name="P9">// override with the X-HTTP-Method-Override header in the request. simulate DELETE/PUT</text:p>
      <text:p text:style-name="P9"><text:span text:style-name="T1">app.use(methodOverride('X-HTTP-Method-Override'));</text:span></text:p>
      <text:p text:style-name="P9"/>
      <text:p text:style-name="P9"/>
      <text:p text:style-name="P10">//routes(app,db);</text:p>
      <text:p text:style-name="P11">// We pass our application to our routes;</text:p>
      <text:p text:style-name="P10"><text:span text:style-name="T1">require('./routes/routes.js')(app, db); </text:span>// load our routes and pass in our app and fully configured passport</text:p>
      <text:p text:style-name="P10">//require('./routes.js')(app, db); // load our routes and pass in our app and fully configured passport</text:p>
      <text:p text:style-name="P10"/>
      <text:p text:style-name="P10"/>
      <text:p text:style-name="P10"/>
      <text:p text:style-name="P10"/>
      <text:p text:style-name="P10"/>
      <text:p text:style-name="P10"/>
      <text:p text:style-name="P10"/>
      <text:p text:style-name="P10"/>
      <text:p text:style-name="P12"><text:soft-page-break/>/********************************************</text:p>
      <text:p text:style-name="P12">*************** Documentation ***************</text:p>
      <text:p text:style-name="P12">********************************************* */</text:p>
      <text:p text:style-name="P12"/>
      <text:p text:style-name="P12">//*********** Database Connection ***********</text:p>
      <text:p text:style-name="P12"/>
      <text:p text:style-name="P12">// MongoClient.connect('mongodb://localhost:27017/NMAstarterkit', function (err, db) { ...</text:p>
      <text:p text:style-name="P12"/>
      <text:p text:style-name="P12">// We connect to the Mongo Server and to our local database (in this case our db name is 'NMAstarterkit' - NodeMongoAngularStarterKit);</text:p>
      <text:p text:style-name="P12">// This will open the connection to the Server. Instead of checking the return value, we pass a callback function (function (err, db));</text:p>
      <text:p text:style-name="P12">// The first parameter in the callback function is to take the errors, and the second parameter is for the returned values.</text:p>
      <text:p text:style-name="P12">// The driver connects to the 'mongod' instance and it will call the callback function after it connects;</text:p>
      <text:p text:style-name="P12">// Because we dont check the return values, we need a way for the driver to tell us what happened and give us the results of this connection attempt;</text:p>
      <text:p text:style-name="P12">// If there is an error, the parameter 'err' will get populated.</text:p>
      <text:p text:style-name="P12">// If the connection is succesful, the driver will call this callback that we passed in with the connected database object;</text:p>
      <text:p text:style-name="P12">// The second argument 'db' is like a handle for our database connection.</text:p>
      <text:p text:style-name="P12">// From now on, in this function (this callback) <text:s/>we can use this database object ('db') to perform operations using this allready connected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37S</meta:editing-duration>
    <meta:editing-cycles>13</meta:editing-cycles>
    <meta:generator>LibreOffice/4.3.0.4$Windows_x86 LibreOffice_project/62ad5818884a2fc2e5780dd45466868d41009ec0</meta:generator>
    <dc:date>2016-04-06T17:44:02.634000000</dc:date>
    <meta:document-statistic meta:table-count="0" meta:image-count="0" meta:object-count="0" meta:page-count="2" meta:paragraph-count="33" meta:word-count="461" meta:character-count="3034" meta:non-whitespace-character-count="2590"/>
    <meta:user-defined meta:name="Info 1"/>
    <meta:user-defined meta:name="Info 2"/>
    <meta:user-defined meta:name="Info 3"/>
    <meta:user-defined meta:name="Info 4"/>
  </office:meta>
</office:document-meta>
</file>